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9.158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Descripto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rom tutorialz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mi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Check o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lone a repository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getting changes from the serv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 make a new branch</text:p>
          </table:table-cell>
          <table:table-cell office:value-type="string" calcext:value-type="string">
            <text:p>git branch &lt;branch_name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To move to new branch</text:p>
          </table:table-cell>
          <table:table-cell office:value-type="string" calcext:value-type="string">
            <text:p>git checkout &lt;branch_name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eckout -b &lt;branch_name&gt;</text:p>
          </table:table-cell>
          <table:table-cell office:value-type="string" calcext:value-type="string">
            <text:p>It will make a new branch and you moved to new branch</text:p>
          </table:table-cell>
          <table:table-cell office:value-type="string" calcext:value-type="string">
            <text:p>git checkout -b &lt;branch_name&gt;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ranch -d &lt;banch_name&gt;</text:p>
          </table:table-cell>
          <table:table-cell office:value-type="string" calcext:value-type="string">
            <text:p>To remove the branch</text:p>
          </table:table-cell>
          <table:table-cell office:value-type="string" calcext:value-type="string">
            <text:p>git checkout -d &lt;branch_name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To merge the <text:s/>files/code of one branch into another</text:p>
          </table:table-cell>
          <table:table-cell office:value-type="string" calcext:value-type="string">
            <text:p>git merge &lt;branch_name&gt;</text:p>
          </table:table-cell>
          <table:table-cell office:value-type="string" calcext:value-type="string">
            <text:p>Majorly we go to master branch from our personal branch/changed branch(&lt;branch_name) and then write git merge &lt;branch_name&gt; so that our code can reflect to master branch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uploaded to the server</text:p>
          </table:table-cell>
          <table:table-cell office:value-type="string" calcext:value-type="string">
            <text:p>git push origin master</text:p>
          </table:table-cell>
          <table:table-cell office:value-type="string" calcext:value-type="string">
            <text:p>Our changes will reflect to server only after using git push comma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ow the history of <text:s/>all commi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how the changes in more depth of last commi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00:41:56.616922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24:15.488247440</meta:creation-date>
    <dc:date>2020-11-27T00:42:40.103792640</dc:date>
    <meta:editing-duration>PT9H5M23S</meta:editing-duration>
    <meta:editing-cycles>6</meta:editing-cycles>
    <meta:generator>LibreOffice/6.4.6.2$Linux_X86_64 LibreOffice_project/40$Build-2</meta:generator>
    <meta:document-statistic meta:table-count="1" meta:cell-count="81" meta:object-count="0"/>
  </office:meta>
</office:document-meta>
</file>